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3.33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2.133cm"/>
    </style:style>
    <style:style style:name="co11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Reference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DESC</text:p>
          </table:table-cell>
          <table:table-cell table:style-name="ce1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759226" calcext:value-type="float">
            <text:p>1759226</text:p>
          </table:table-cell>
          <table:table-cell office:value-type="string" calcext:value-type="string">
            <text:p>1nF 0805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759166" calcext:value-type="float">
            <text:p>1759166</text:p>
          </table:table-cell>
          <table:table-cell office:value-type="string" calcext:value-type="string">
            <text:p>100nF 0805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759166" calcext:value-type="float">
            <text:p>1759166</text:p>
          </table:table-cell>
          <table:table-cell office:value-type="string" calcext:value-type="string">
            <text:p>100nF 0805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057310" calcext:value-type="float">
            <text:p>2057310</text:p>
          </table:table-cell>
          <table:table-cell office:value-type="string" calcext:value-type="string">
            <text:p>22nF 1210 HV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2099239" calcext:value-type="float">
            <text:p>2099239</text:p>
          </table:table-cell>
          <table:table-cell office:value-type="string" calcext:value-type="string">
            <text:p>Green LED 0805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2099243" calcext:value-type="float">
            <text:p>2099243</text:p>
          </table:table-cell>
          <table:table-cell office:value-type="string" calcext:value-type="string">
            <text:p>Yellow LED 0805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2099236" calcext:value-type="float">
            <text:p>2099236</text:p>
          </table:table-cell>
          <table:table-cell office:value-type="string" calcext:value-type="string">
            <text:p>Red LED 0805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685055" calcext:value-type="float">
            <text:p>1685055</text:p>
          </table:table-cell>
          <table:table-cell office:value-type="string" calcext:value-type="string">
            <text:p>Orange LED 0805</text:p>
          </table:table-cell>
          <table:table-cell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162740" calcext:value-type="float">
            <text:p>1162740</text:p>
          </table:table-cell>
          <table:table-cell office:value-type="string" calcext:value-type="string">
            <text:p>5x20mm clip</text:p>
          </table:table-cell>
          <table:table-cell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603990" calcext:value-type="float">
            <text:p>1603990</text:p>
          </table:table-cell>
          <table:table-cell office:value-type="string" calcext:value-type="string">
            <text:p>1/2 BS1362 clip</text:p>
          </table:table-cell>
          <table:table-cell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2325624" calcext:value-type="float">
            <text:p>2325624</text:p>
          </table:table-cell>
          <table:table-cell office:value-type="string" calcext:value-type="string">
            <text:p>RZ03-1A4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2215303" calcext:value-type="float">
            <text:p>2215303</text:p>
          </table:table-cell>
          <table:table-cell office:value-type="string" calcext:value-type="string">
            <text:p>2x4 conn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2080426" calcext:value-type="float">
            <text:p>2080426</text:p>
          </table:table-cell>
          <table:table-cell office:value-type="string" calcext:value-type="string">
            <text:p>mains inlet</text:p>
          </table:table-cell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2080465" calcext:value-type="float">
            <text:p>2080465</text:p>
          </table:table-cell>
          <table:table-cell office:value-type="string" calcext:value-type="string">
            <text:p>mains outlet</text:p>
          </table:table-cell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P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P</text:p>
          </table:table-cell>
          <table:table-cell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P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081223" calcext:value-type="float">
            <text:p>1081223</text:p>
          </table:table-cell>
          <table:table-cell office:value-type="string" calcext:value-type="string">
            <text:p>BC817-40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081223" calcext:value-type="float">
            <text:p>1081223</text:p>
          </table:table-cell>
          <table:table-cell office:value-type="string" calcext:value-type="string">
            <text:p>BC817-4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331790" calcext:value-type="float">
            <text:p>2331790</text:p>
          </table:table-cell>
          <table:table-cell office:value-type="string" calcext:value-type="string">
            <text:p>390R 0805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138881" calcext:value-type="float">
            <text:p>2138881</text:p>
          </table:table-cell>
          <table:table-cell office:value-type="string" calcext:value-type="string">
            <text:p>300R 0805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2138881" calcext:value-type="float">
            <text:p>2138881</text:p>
          </table:table-cell>
          <table:table-cell office:value-type="string" calcext:value-type="string">
            <text:p>300R 0805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2331790" calcext:value-type="float">
            <text:p>2331790</text:p>
          </table:table-cell>
          <table:table-cell office:value-type="string" calcext:value-type="string">
            <text:p>390R 0805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2138881" calcext:value-type="float">
            <text:p>2138881</text:p>
          </table:table-cell>
          <table:table-cell office:value-type="string" calcext:value-type="string">
            <text:p>300R 0805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2331790" calcext:value-type="float">
            <text:p>2331790</text:p>
          </table:table-cell>
          <table:table-cell office:value-type="string" calcext:value-type="string">
            <text:p>390R 0805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2138881" calcext:value-type="float">
            <text:p>2138881</text:p>
          </table:table-cell>
          <table:table-cell office:value-type="string" calcext:value-type="string">
            <text:p>300R 0805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887414" calcext:value-type="float">
            <text:p>1887414</text:p>
          </table:table-cell>
          <table:table-cell office:value-type="string" calcext:value-type="string">
            <text:p>47R 1206 HV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331787" calcext:value-type="float">
            <text:p>2331787</text:p>
          </table:table-cell>
          <table:table-cell office:value-type="string" calcext:value-type="string">
            <text:p>300R 0805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2401030" calcext:value-type="float">
            <text:p>2401030</text:p>
          </table:table-cell>
          <table:table-cell office:value-type="string" calcext:value-type="string">
            <text:p>VTX214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791411" calcext:value-type="float">
            <text:p>1791411</text:p>
          </table:table-cell>
          <table:table-cell office:value-type="string" calcext:value-type="string">
            <text:p>ACS710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N36219</text:p>
          </table:table-cell>
          <table:table-cell office:value-type="string" calcext:value-type="string">
            <text:p>Thermal switch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467853" calcext:value-type="float">
            <text:p>1467853</text:p>
          </table:table-cell>
          <table:table-cell office:value-type="string" calcext:value-type="string">
            <text:p>MOC3163-M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057281" calcext:value-type="float">
            <text:p>1057281</text:p>
          </table:table-cell>
          <table:table-cell office:value-type="string" calcext:value-type="string">
            <text:p>BTA16-800BRG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703170" calcext:value-type="float">
            <text:p>1703170</text:p>
          </table:table-cell>
          <table:table-cell office:value-type="string" calcext:value-type="string">
            <text:p>Heatsink</text:p>
          </table:table-cell>
          <table:table-cell/>
        </table:table-row>
      </table:table>
      <table:table table:name="Parts" table:style-name="ta1">
        <table:table-column table:style-name="co6" table:default-cell-style-name="Default"/>
        <table:table-column table:style-name="co7" table:default-cell-style-name="ce2"/>
        <table:table-column table:style-name="co3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REFS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QUANTITY PER</text:p>
          </table:table-cell>
          <table:table-cell table:style-name="ce1" office:value-type="string" calcext:value-type="string">
            <text:p>Q FOR 3 BOARDS</text:p>
          </table:table-cell>
          <table:table-cell table:style-name="ce1" office:value-type="string" calcext:value-type="string">
            <office:annotation draw:style-name="gr1" draw:text-style-name="P1" svg:width="2.899cm" svg:height="1.386cm" svg:x="16.55cm" svg:y="0cm" draw:caption-point-x="-0.61cm" draw:caption-point-y="0.01cm">
              <dc:date>2015-04-10T00:00:00</dc:date>
              <text:p text:style-name="P1"><text:span text:style-name="T1">Many of these are to make up the MOQ</text:span></text:p>
            </office:annotation>
            <text:p>SPARES</text:p>
          </table:table-cell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TO ORDER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759226" calcext:value-type="float">
            <text:p>1759226</text:p>
          </table:table-cell>
          <table:table-cell office:value-type="string" calcext:value-type="string">
            <text:p>1nF 0805</text:p>
          </table:table-cell>
          <table:table-cell office:value-type="float" office:value="1" calcext:value-type="float">
            <text:p>1</text:p>
          </table:table-cell>
          <table:table-cell table:formula="of:=[.D2]*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2]+[.F2]-[.G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2,C3</text:p>
          </table:table-cell>
          <table:table-cell office:value-type="float" office:value="1759166" calcext:value-type="float">
            <text:p>1759166</text:p>
          </table:table-cell>
          <table:table-cell office:value-type="string" calcext:value-type="string">
            <text:p>100nF 0805</text:p>
          </table:table-cell>
          <table:table-cell office:value-type="float" office:value="2" calcext:value-type="float">
            <text:p>2</text:p>
          </table:table-cell>
          <table:table-cell table:formula="of:=[.D3]*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3]+[.F3]-[.G3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057310" calcext:value-type="float">
            <text:p>2057310</text:p>
          </table:table-cell>
          <table:table-cell office:value-type="string" calcext:value-type="string">
            <text:p>22nF 1210 HV</text:p>
          </table:table-cell>
          <table:table-cell office:value-type="float" office:value="1" calcext:value-type="float">
            <text:p>1</text:p>
          </table:table-cell>
          <table:table-cell table:formula="of:=[.D4]*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4]+[.F4]-[.G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2099239" calcext:value-type="float">
            <text:p>2099239</text:p>
          </table:table-cell>
          <table:table-cell office:value-type="string" calcext:value-type="string">
            <text:p>Green LED 0805</text:p>
          </table:table-cell>
          <table:table-cell office:value-type="float" office:value="1" calcext:value-type="float">
            <text:p>1</text:p>
          </table:table-cell>
          <table:table-cell table:formula="of:=[.D5]*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]+[.F5]-[.G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2099243" calcext:value-type="float">
            <text:p>2099243</text:p>
          </table:table-cell>
          <table:table-cell office:value-type="string" calcext:value-type="string">
            <text:p>Yellow LED 0805</text:p>
          </table:table-cell>
          <table:table-cell office:value-type="float" office:value="1" calcext:value-type="float">
            <text:p>1</text:p>
          </table:table-cell>
          <table:table-cell table:formula="of:=[.D6]*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6]+[.F6]-[.G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2099236" calcext:value-type="float">
            <text:p>2099236</text:p>
          </table:table-cell>
          <table:table-cell office:value-type="string" calcext:value-type="string">
            <text:p>Red LED 0805</text:p>
          </table:table-cell>
          <table:table-cell office:value-type="float" office:value="1" calcext:value-type="float">
            <text:p>1</text:p>
          </table:table-cell>
          <table:table-cell table:formula="of:=[.D7]*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7]+[.F7]-[.G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685055" calcext:value-type="float">
            <text:p>1685055</text:p>
          </table:table-cell>
          <table:table-cell office:value-type="string" calcext:value-type="string">
            <text:p>Orange LED 0805</text:p>
          </table:table-cell>
          <table:table-cell office:value-type="float" office:value="1" calcext:value-type="float">
            <text:p>1</text:p>
          </table:table-cell>
          <table:table-cell table:formula="of:=[.D8]*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8]+[.F8]-[.G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162740" calcext:value-type="float">
            <text:p>1162740</text:p>
          </table:table-cell>
          <table:table-cell office:value-type="string" calcext:value-type="string">
            <text:p>5x20mm clip</text:p>
          </table:table-cell>
          <table:table-cell office:value-type="float" office:value="1" calcext:value-type="float">
            <text:p>1</text:p>
          </table:table-cell>
          <table:table-cell table:formula="of:=[.D9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9]+[.F9]-[.G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603990" calcext:value-type="float">
            <text:p>1603990</text:p>
          </table:table-cell>
          <table:table-cell office:value-type="string" calcext:value-type="string">
            <text:p>1/2 BS1362 clip</text:p>
          </table:table-cell>
          <table:table-cell office:value-type="float" office:value="2" calcext:value-type="float">
            <text:p>2</text:p>
          </table:table-cell>
          <table:table-cell table:formula="of:=[.D10]*3" office:value-type="float" office:value="6" calcext:value-type="float">
            <text:p>6</text:p>
          </table:table-cell>
          <table:table-cell office:value-type="float" office:value="4" calcext:value-type="float">
            <office:annotation draw:style-name="gr1" draw:text-style-name="P1" svg:width="2.899cm" svg:height="1.386cm" svg:x="16.55cm" svg:y="2.564cm" draw:caption-point-x="-0.61cm" draw:caption-point-y="1.51cm">
              <dc:date>2015-04-09T00:00:00</dc:date>
              <text:p text:style-name="P1"><text:span text:style-name="T1">So we don't order a negative quantity of clips</text:span></text:p>
            </office:annotation>
            <text:p>4</text:p>
          </table:table-cell>
          <table:table-cell office:value-type="float" office:value="10" calcext:value-type="float">
            <text:p>10</text:p>
          </table:table-cell>
          <table:table-cell table:formula="of:=[.E10]+[.F10]-[.G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,K2</text:p>
          </table:table-cell>
          <table:table-cell office:value-type="float" office:value="2325624" calcext:value-type="float">
            <text:p>2325624</text:p>
          </table:table-cell>
          <table:table-cell office:value-type="string" calcext:value-type="string">
            <text:p>RZ03-1A4</text:p>
          </table:table-cell>
          <table:table-cell office:value-type="float" office:value="2" calcext:value-type="float">
            <text:p>2</text:p>
          </table:table-cell>
          <table:table-cell table:formula="of:=[.D11]*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]+[.F11]-[.G1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2215303" calcext:value-type="float">
            <text:p>2215303</text:p>
          </table:table-cell>
          <table:table-cell office:value-type="string" calcext:value-type="string">
            <text:p>2x4 conn</text:p>
          </table:table-cell>
          <table:table-cell office:value-type="float" office:value="1" calcext:value-type="float">
            <text:p>1</text:p>
          </table:table-cell>
          <table:table-cell table:formula="of:=[.D12]*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]+[.F12]-[.G1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2080426" calcext:value-type="float">
            <text:p>2080426</text:p>
          </table:table-cell>
          <table:table-cell office:value-type="string" calcext:value-type="string">
            <text:p>mains inlet</text:p>
          </table:table-cell>
          <table:table-cell office:value-type="float" office:value="1" calcext:value-type="float">
            <text:p>1</text:p>
          </table:table-cell>
          <table:table-cell table:formula="of:=[.D13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13]+[.F13]-[.G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2080465" calcext:value-type="float">
            <text:p>2080465</text:p>
          </table:table-cell>
          <table:table-cell office:value-type="string" calcext:value-type="string">
            <text:p>mains outlet</text:p>
          </table:table-cell>
          <table:table-cell office:value-type="float" office:value="1" calcext:value-type="float">
            <text:p>1</text:p>
          </table:table-cell>
          <table:table-cell table:formula="of:=[.D14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14]+[.F14]-[.G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1,Q2</text:p>
          </table:table-cell>
          <table:table-cell office:value-type="float" office:value="1081223" calcext:value-type="float">
            <text:p>1081223</text:p>
          </table:table-cell>
          <table:table-cell office:value-type="string" calcext:value-type="string">
            <text:p>BC817-40</text:p>
          </table:table-cell>
          <table:table-cell office:value-type="float" office:value="2" calcext:value-type="float">
            <text:p>2</text:p>
          </table:table-cell>
          <table:table-cell table:formula="of:=[.D15]*3" office:value-type="float" office:value="6" calcext:value-type="float">
            <text:p>6</text:p>
          </table:table-cell>
          <table:table-cell table:style-name="ce1" office:value-type="float" office:value="4" calcext:value-type="float">
            <office:annotation draw:style-name="gr1" draw:text-style-name="P1" svg:width="2.899cm" svg:height="2.176cm" svg:x="16.55cm" svg:y="4.821cm" draw:caption-point-x="-0.61cm" draw:caption-point-y="1.51cm">
              <dc:date>2015-04-10T00:00:00</dc:date>
              <text:p text:style-name="P1"><text:span text:style-name="T1">Combine this MOQ with the logic board and add a few spares.</text:span></text:p>
            </office:annotation>
            <text:p>4</text:p>
          </table:table-cell>
          <table:table-cell office:value-type="float" office:value="0" calcext:value-type="float">
            <text:p>0</text:p>
          </table:table-cell>
          <table:table-cell table:formula="of:=[.E15]+[.F15]-[.G15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1,R4,R6</text:p>
          </table:table-cell>
          <table:table-cell office:value-type="float" office:value="2331790" calcext:value-type="float">
            <text:p>2331790</text:p>
          </table:table-cell>
          <table:table-cell office:value-type="string" calcext:value-type="string">
            <text:p>390R 0805</text:p>
          </table:table-cell>
          <table:table-cell office:value-type="float" office:value="3" calcext:value-type="float">
            <text:p>3</text:p>
          </table:table-cell>
          <table:table-cell table:formula="of:=[.D16]*3" office:value-type="float" office:value="9" calcext:value-type="float">
            <text:p>9</text:p>
          </table:table-cell>
          <table:table-cell office:value-type="float" office:value="11" calcext:value-type="float">
            <office:annotation draw:style-name="gr1" draw:text-style-name="P1" svg:width="2.899cm" svg:height="1.781cm" svg:x="16.55cm" svg:y="5.273cm" draw:caption-point-x="-0.61cm" draw:caption-point-y="1.51cm">
              <dc:date>2015-04-10T00:00:00</dc:date>
              <text:p text:style-name="P1"><text:span text:style-name="T1">You know that only one spare of these will end badly.</text:span></text:p>
            </office:annotation>
            <text:p>11</text:p>
          </table:table-cell>
          <table:table-cell office:value-type="float" office:value="0" calcext:value-type="float">
            <text:p>0</text:p>
          </table:table-cell>
          <table:table-cell table:formula="of:=[.E16]+[.F16]-[.G1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2,R3,R5,R7,R9</text:p>
          </table:table-cell>
          <table:table-cell office:value-type="float" office:value="2138881" calcext:value-type="float">
            <text:p>2138881</text:p>
          </table:table-cell>
          <table:table-cell office:value-type="string" calcext:value-type="string">
            <text:p>300R 0805</text:p>
          </table:table-cell>
          <table:table-cell office:value-type="float" office:value="5" calcext:value-type="float">
            <text:p>5</text:p>
          </table:table-cell>
          <table:table-cell table:formula="of:=[.D17]*3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E17]+[.F17]-[.G17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887414" calcext:value-type="float">
            <text:p>1887414</text:p>
          </table:table-cell>
          <table:table-cell office:value-type="string" calcext:value-type="string">
            <text:p>47R 1206 HV</text:p>
          </table:table-cell>
          <table:table-cell office:value-type="float" office:value="1" calcext:value-type="float">
            <text:p>1</text:p>
          </table:table-cell>
          <table:table-cell table:formula="of:=[.D18]*3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E18]+[.F18]-[.G18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2401030" calcext:value-type="float">
            <text:p>2401030</text:p>
          </table:table-cell>
          <table:table-cell office:value-type="string" calcext:value-type="string">
            <text:p>VTX214</text:p>
          </table:table-cell>
          <table:table-cell office:value-type="float" office:value="1" calcext:value-type="float">
            <text:p>1</text:p>
          </table:table-cell>
          <table:table-cell table:formula="of:=[.D19]*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]+[.F19]-[.G1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791411" calcext:value-type="float">
            <text:p>1791411</text:p>
          </table:table-cell>
          <table:table-cell office:value-type="string" calcext:value-type="string">
            <text:p>ACS710</text:p>
          </table:table-cell>
          <table:table-cell office:value-type="float" office:value="1" calcext:value-type="float">
            <text:p>1</text:p>
          </table:table-cell>
          <table:table-cell table:formula="of:=[.D20]*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0]+[.F20]-[.G2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N36219</text:p>
          </table:table-cell>
          <table:table-cell office:value-type="string" calcext:value-type="string">
            <text:p>Thermal switch</text:p>
          </table:table-cell>
          <table:table-cell office:value-type="float" office:value="1" calcext:value-type="float">
            <text:p>1</text:p>
          </table:table-cell>
          <table:table-cell table:formula="of:=[.D21]*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1]+[.F21]-[.G2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467853" calcext:value-type="float">
            <text:p>1467853</text:p>
          </table:table-cell>
          <table:table-cell office:value-type="string" calcext:value-type="string">
            <text:p>MOC3163-M</text:p>
          </table:table-cell>
          <table:table-cell office:value-type="float" office:value="1" calcext:value-type="float">
            <text:p>1</text:p>
          </table:table-cell>
          <table:table-cell table:formula="of:=[.D22]*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2]+[.F22]-[.G2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057281" calcext:value-type="float">
            <text:p>1057281</text:p>
          </table:table-cell>
          <table:table-cell office:value-type="string" calcext:value-type="string">
            <text:p>BTA16-800BRG</text:p>
          </table:table-cell>
          <table:table-cell office:value-type="float" office:value="1" calcext:value-type="float">
            <text:p>1</text:p>
          </table:table-cell>
          <table:table-cell table:formula="of:=[.D23]*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3]+[.F23]-[.G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703170" calcext:value-type="float">
            <text:p>1703170</text:p>
          </table:table-cell>
          <table:table-cell office:value-type="string" calcext:value-type="string">
            <text:p>Heatsink</text:p>
          </table:table-cell>
          <table:table-cell office:value-type="float" office:value="1" calcext:value-type="float">
            <text:p>1</text:p>
          </table:table-cell>
          <table:table-cell table:formula="of:=[.D24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1" draw:text-style-name="P1" svg:width="2.899cm" svg:height="1.781cm" svg:x="18.193cm" svg:y="8.885cm" draw:caption-point-x="-0.61cm" draw:caption-point-y="1.51cm">
              <dc:date>2015-04-10T00:00:00</dc:date>
              <text:p text:style-name="P1">Remember I ordered the wrong ones previously</text:p>
            </office:annotation>
            <text:p>0</text:p>
          </table:table-cell>
          <table:table-cell table:formula="of:=[.E24]+[.F24]-[.G24]"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8"/>
        </table:table-row>
      </table:table>
      <table:table table:name="Paste BOM" table:style-name="ta1">
        <table:table-column table:style-name="co5" table:default-cell-style-name="ce2"/>
        <table:table-column table:style-name="co10" table:default-cell-style-name="Default"/>
        <table:table-column table:style-name="co11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TO ORDER</text:p>
          </table:table-cell>
          <table:table-cell table:style-name="ce1" office:value-type="string" calcext:value-type="string">
            <text:p>REFS</text:p>
          </table:table-cell>
          <table:table-cell table:style-name="ce1" table:number-columns-repeated="4"/>
        </table:table-row>
        <table:table-row table:style-name="ro1">
          <table:table-cell office:value-type="float" office:value="1759226" calcext:value-type="float">
            <text:p>17592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1</text:p>
          </table:table-cell>
          <table:table-cell table:number-columns-repeated="4"/>
        </table:table-row>
        <table:table-row table:style-name="ro1">
          <table:table-cell office:value-type="float" office:value="1759166" calcext:value-type="float">
            <text:p>17591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2,C3</text:p>
          </table:table-cell>
          <table:table-cell table:number-columns-repeated="4"/>
        </table:table-row>
        <table:table-row table:style-name="ro1">
          <table:table-cell office:value-type="float" office:value="2057310" calcext:value-type="float">
            <text:p>20573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4</text:p>
          </table:table-cell>
          <table:table-cell table:number-columns-repeated="4"/>
        </table:table-row>
        <table:table-row table:style-name="ro1">
          <table:table-cell office:value-type="float" office:value="2099239" calcext:value-type="float">
            <text:p>2099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</text:p>
          </table:table-cell>
          <table:table-cell table:number-columns-repeated="4"/>
        </table:table-row>
        <table:table-row table:style-name="ro1">
          <table:table-cell office:value-type="float" office:value="2099243" calcext:value-type="float">
            <text:p>2099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</text:p>
          </table:table-cell>
          <table:table-cell table:number-columns-repeated="4"/>
        </table:table-row>
        <table:table-row table:style-name="ro1">
          <table:table-cell office:value-type="float" office:value="2099236" calcext:value-type="float">
            <text:p>20992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3</text:p>
          </table:table-cell>
          <table:table-cell table:number-columns-repeated="4"/>
        </table:table-row>
        <table:table-row table:style-name="ro1">
          <table:table-cell office:value-type="float" office:value="1685055" calcext:value-type="float">
            <text:p>16850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</text:p>
          </table:table-cell>
          <table:table-cell table:number-columns-repeated="4"/>
        </table:table-row>
        <table:table-row table:style-name="ro1">
          <table:table-cell office:value-type="float" office:value="2325624" calcext:value-type="float">
            <text:p>23256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1,K2</text:p>
          </table:table-cell>
          <table:table-cell table:number-columns-repeated="4"/>
        </table:table-row>
        <table:table-row table:style-name="ro1">
          <table:table-cell office:value-type="float" office:value="2215303" calcext:value-type="float">
            <text:p>22153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1</text:p>
          </table:table-cell>
          <table:table-cell table:number-columns-repeated="4"/>
        </table:table-row>
        <table:table-row table:style-name="ro1">
          <table:table-cell office:value-type="float" office:value="1081223" calcext:value-type="float">
            <text:p>10812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1,Q2</text:p>
          </table:table-cell>
          <table:table-cell table:number-columns-repeated="4"/>
        </table:table-row>
        <table:table-row table:style-name="ro1">
          <table:table-cell office:value-type="float" office:value="2331790" calcext:value-type="float">
            <text:p>23317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,R4,R6</text:p>
          </table:table-cell>
          <table:table-cell table:number-columns-repeated="4"/>
        </table:table-row>
        <table:table-row table:style-name="ro1">
          <table:table-cell office:value-type="float" office:value="2138881" calcext:value-type="float">
            <text:p>21388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,R3,R5,R7,R9</text:p>
          </table:table-cell>
          <table:table-cell table:number-columns-repeated="4"/>
        </table:table-row>
        <table:table-row table:style-name="ro1">
          <table:table-cell office:value-type="float" office:value="1887414" calcext:value-type="float">
            <text:p>18874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8</text:p>
          </table:table-cell>
          <table:table-cell table:number-columns-repeated="4"/>
        </table:table-row>
        <table:table-row table:style-name="ro1">
          <table:table-cell office:value-type="float" office:value="2401030" calcext:value-type="float">
            <text:p>24010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1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1791411" calcext:value-type="float">
            <text:p>17914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362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3</text:p>
          </table:table-cell>
          <table:table-cell table:number-columns-repeated="4"/>
        </table:table-row>
        <table:table-row table:style-name="ro1">
          <table:table-cell office:value-type="float" office:value="1467853" calcext:value-type="float">
            <text:p>14678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4</text:p>
          </table:table-cell>
          <table:table-cell table:number-columns-repeated="4"/>
        </table:table-row>
        <table:table-row table:style-name="ro1">
          <table:table-cell office:value-type="float" office:value="1703170" calcext:value-type="float">
            <text:p>170317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aste me into <text:a xlink:href="https://onecall.farnell.com/quick-order" xlink:type="simple">https://onecall.farnell.com/quick-order</text:a>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References.A2:References.D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 style:data-style-name="N2" text:time-value="00:20:02.973053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0T00:25:49.490720237</dc:date>
    <dc:creator>David Turner</dc:creator>
    <meta:generator>LibreOffice/4.2.7.2$Linux_X86_64 LibreOffice_project/420m0$Build-2</meta:generator>
    <meta:editing-duration>PT28M54S</meta:editing-duration>
    <meta:editing-cycles>5</meta:editing-cycles>
    <meta:document-statistic meta:table-count="3" meta:cell-count="354" meta:object-count="0"/>
  </office:meta>
</office:document-meta>
</file>